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24.449cm" table:align="margins" style:writing-mode="lr-tb"/>
    </style:style>
    <style:style style:name="Table2.A" style:family="table-column">
      <style:table-column-properties style:column-width="8.149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number-columns-repeated="3"/>
        <table:table-row>
          <table:table-cell table:style-name="Table2.A1" office:value-type="string">
            <text:p text:style-name="Table_20_Heading">Term</text:p>
          </table:table-cell>
          <table:table-cell table:style-name="Table2.A1" office:value-type="string">
            <text:p text:style-name="Table_20_Heading">Description</text:p>
          </table:table-cell>
          <table:table-cell table:style-name="Table2.C1" office:value-type="string">
            <text:p text:style-name="Table_20_Heading">Hyperlink(s)</text:p>
          </table:table-cell>
        </table:table-row>
        <table:table-row>
          <table:table-cell table:style-name="Table2.A2" office:value-type="string">
            <text:p text:style-name="Table_20_Contents">Engine executable</text:p>
          </table:table-cell>
          <table:table-cell table:style-name="Table2.A2" office:value-type="string">
            <text:p text:style-name="Table_20_Contents">An executable, that contains the core functionality of the system. It may run independently from other components.</text:p>
          </table:table-cell>
          <table:table-cell table:style-name="Table2.C2" office:value-type="string">
            <text:p text:style-name="Table_20_Contents"/>
          </table:table-cell>
        </table:table-row>
        <table:table-row>
          <table:table-cell table:style-name="Table2.A2" office:value-type="string">
            <text:p text:style-name="Table_20_Contents">Event marker</text:p>
          </table:table-cell>
          <table:table-cell table:style-name="Table2.A2" office:value-type="string">
            <text:p text:style-name="Table_20_Contents">This denotes a defined landmark, with a known geographical location. In the existing system, event markers are fired by the user when traveling past the landmark and stored in the measurement files. They are used for the positioning in the post-processing step.</text:p>
            <text:p text:style-name="Table_20_Contents">In the new system they are still used, but directly transformed into a positioning information.</text:p>
          </table:table-cell>
          <table:table-cell table:style-name="Table2.C2" office:value-type="string">
            <text:p text:style-name="Table_20_Contents"/>
          </table:table-cell>
        </table:table-row>
        <table:table-row>
          <table:table-cell table:style-name="Table2.A2" office:value-type="string">
            <text:p text:style-name="Table_20_Contents">Event marker database</text:p>
          </table:table-cell>
          <table:table-cell table:style-name="Table2.A2" office:value-type="string">
            <text:p text:style-name="Table_20_Contents">A local database where all event markers are stored.</text:p>
          </table:table-cell>
          <table:table-cell table:style-name="Table2.C2" office:value-type="string">
            <text:p text:style-name="Table_20_Contents"/>
          </table:table-cell>
        </table:table-row>
        <table:table-row>
          <table:table-cell table:style-name="Table2.A2" office:value-type="string">
            <text:p text:style-name="Table_20_Contents">Measurement system</text:p>
          </table:table-cell>
          <table:table-cell table:style-name="Table2.A2" office:value-type="string">
            <text:p text:style-name="Table_20_Contents">This is used to denote any attached device to the system, that uses the position estimates provided by this system. </text:p>
            <text:p text:style-name="Table_20_Contents">The attached device may be of any kind. However, in the currently targeted environment of this system, this will be most likely any form of radio frequency measurement system.</text:p>
          </table:table-cell>
          <table:table-cell table:style-name="Table2.C2" office:value-type="string">
            <text:p text:style-name="Table_20_Contents"/>
          </table:table-cell>
        </table:table-row>
        <table:table-row>
          <table:table-cell table:style-name="Table2.A2" office:value-type="string">
            <text:p text:style-name="Table_20_Contents">Position provider</text:p>
          </table:table-cell>
          <table:table-cell table:style-name="Table2.A2" office:value-type="string">
            <text:p text:style-name="Table_20_Contents">A sensor, probably with additional preprocessing, or some other input that provides positioning information to the system.</text:p>
          </table:table-cell>
          <table:table-cell table:style-name="Table2.C2" office:value-type="string">
            <text:p text:style-name="Table_20_Contents"/>
          </table:table-cell>
        </table:table-row>
        <table:table-row>
          <table:table-cell table:style-name="Table2.A2" office:value-type="string">
            <text:p text:style-name="Table_20_Contents">Railway segment</text:p>
          </table:table-cell>
          <table:table-cell table:style-name="Table2.A2" office:value-type="string">
            <text:p text:style-name="Table_20_Contents">English term for the “Fahrplanfeld” in german. This denotes a logical connection between two nodes. In Switzerland all railway tracks are part of such a “Fahrplanfeld”. </text:p>
          </table:table-cell>
          <table:table-cell table:style-name="Table2.C2" office:value-type="string">
            <text:p text:style-name="Table_20_Contents"/>
          </table:table-cell>
        </table:table-row>
        <table:table-row>
          <table:table-cell table:style-name="Table2.A2" office:value-type="string">
            <text:p text:style-name="Table_20_Contents">Railway segment number</text:p>
          </table:table-cell>
          <table:table-cell table:style-name="Table2.A2" office:value-type="string">
            <text:p text:style-name="Table_20_Contents">For public transportation trains in Switzerland, railway segments are usually numbered using three digits. For example the connection Bern-Olten has the number 450.</text:p>
          </table:table-cell>
          <table:table-cell table:style-name="Table2.C2" office:value-type="string">
            <text:p text:style-name="Table_20_Contents"><text:a xlink:type="simple" xlink:href="http://de.wikipedia.org/wiki/Liste_von_Eisenbahnstrecken_in_der_Schweiz">http://de.wikipedia.org/wiki/Liste_von_Eisenbahnstrecken_in_der_Schweiz</text:a>, in German.</text:p>
          </table:table-cell>
        </table:table-row>
      </table:table>
      <text:p text:style-name="Table_20_Content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top="0.101cm" fo:margin-bottom="0.101cm"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 style:family="paragraph" style:parent-style-name="Caption" style:class="extra"/>
    <style:style style:name="Pa3" style:family="paragraph" style:parent-style-name="Standard" style:next-style-name="Standard">
      <style:paragraph-properties style:line-height-at-least="0.423cm" fo:text-align="start" style:justify-single-word="false"/>
      <style:text-properties style:use-window-font-color="true" style:font-name="Times New Roman" fo:font-size="12pt" style:font-name-asian="Arial Unicode MS" style:font-size-asian="12pt" style:font-name-complex="Tahoma" style:font-size-complex="12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A7" style:family="text">
      <style:text-properties fo:font-size="10pt" style:font-size-asian="10pt" style:font-size-complex="10pt"/>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text:p>
      </style:header>
      <style:footer>
        <text:p text:style-name="P1"><text:page-number text:select-page="current"/></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0"><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text:p>
      </style:header>
      <style:footer>
        <text:p text:style-name="P1"><text:page-number text:select-page="current"/></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0-21T18:09:35</dc:date>
    <meta:editing-cycles>216</meta:editing-cycles>
    <meta:editing-duration>P2DT8H34M28S</meta:editing-duration>
    <meta:user-defined meta:name="Info 1"/>
    <meta:user-defined meta:name="Info 2"/>
    <meta:user-defined meta:name="Info 3"/>
    <meta:user-defined meta:name="Info 4"/>
    <meta:document-statistic meta:table-count="1" meta:image-count="1" meta:object-count="0" meta:page-count="1" meta:paragraph-count="24" meta:word-count="231" meta:character-count="1504"/>
  </office:meta>
</office:document-meta>
</file>